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Tool.find(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Tool.find( String xpath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XmlTool.getFir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Tool.iter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deIterator.NodeIterator( Iterator &lt; Node &gt;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Tool.attr(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mlTool.parse( String x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Tool.XmlTool(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Tool.get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Tool.isEmp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Tool.setRoot( Node 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Tool.get( Number 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mlTool.read( Object 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XmlTool.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Tool.getTex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XmlTool.getPar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mlTool.ge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Tool.get( Object o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XmlTool.n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Tool.configure( ValueParser pars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XmlTool.XmlT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Tool.XmlTool( List &lt; Node &gt; no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Tool.read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Tool.read( String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mlTool.parse( Object 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XmlTool.parent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XmlTool.childre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XmlTool.getLa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lTool.to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XmlTool.attribut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mlTool.log( Object o , Throwable 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Tool.getNode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